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7C492699D357EED5.png" manifest:media-type="image/png"/>
  <manifest:file-entry manifest:full-path="Pictures/1000020100000508000002E85C83413A3A418EB8.png" manifest:media-type="image/png"/>
  <manifest:file-entry manifest:full-path="Pictures/100032C500005224000074205881D62138C18FE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356cm" fo:min-width="4.413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1cm" fo:min-width="2.676cm"/>
    </style:style>
    <style:style style:name="gr3" style:family="graphic" style:parent-style-name="standard">
      <style:graphic-properties draw:stroke="none" draw:fill="none" fo:min-height="0.95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6" style:family="graphic" style:parent-style-name="standard">
      <style:graphic-properties draw:stroke="none" draw:fill="none" fo:min-height="0.25cm"/>
    </style:style>
    <style:style style:name="gr7" style:family="graphic" style:parent-style-name="standard">
      <style:graphic-properties draw:stroke="none" draw:fill="none" fo:min-height="0cm"/>
    </style:style>
    <style:style style:name="gr8" style:family="graphic" style:parent-style-name="standard">
      <style:graphic-properties draw:stroke="none" draw:fill="none" fo:min-height="0.32cm"/>
    </style:style>
    <style:style style:name="gr9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266cm" fo:min-width="1.43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1.25cm" fo:min-width="1.16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ffff00" draw:textarea-horizontal-align="justify" draw:textarea-vertical-align="middle" draw:auto-grow-height="false" fo:min-height="0.023cm" fo:min-width="0.84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05cm" draw:marker-start-width="0.355cm" draw:marker-end="Arrow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pt" style:font-size-asian="4pt" style:font-size-complex="4pt"/>
    </style:style>
    <style:style style:name="P7" style:family="paragraph">
      <loext:graphic-properties draw:fill="none" draw:fill-color="#ffffff"/>
      <style:text-properties style:font-name="Courier1" fo:font-size="4pt" style:font-size-asian="4pt" style:font-size-complex="4pt"/>
    </style:style>
    <style:style style:name="P8" style:family="paragraph">
      <loext:graphic-properties draw:fill="none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text-properties fo:font-weight="bold" style:font-weight-asian="bold" style:font-weight-complex="bold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Courier1" fo:font-size="6pt" style:font-size-asian="6pt" style:font-size-complex="6pt"/>
    </style:style>
    <style:style style:name="T4" style:family="text">
      <style:text-properties style:font-name="Courier1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xml:id="id3" draw:id="id3" draw:layer="layout" svg:width="5.213cm" svg:height="2.906cm" svg:x="0.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358cm" svg:height="0.569cm" svg:x="0.942cm" svg:y="1.7cm">
          <draw:text-box>
            <text:p text:style-name="P2"><text:span text:style-name="T1">To:</text:span><text:span text:style-name="T2"> </text:span><text:span text:style-name="T2">info@</text:span><text:span text:style-name="T2">some</text:span><text:span text:style-name="T2">wher</text:span><text:span text:style-name="T2">e.exa</text:span><text:span text:style-name="T2">mple</text:span></text:p>
          </draw:text-box>
        </draw:frame>
        <draw:frame draw:style-name="gr3" draw:text-style-name="P4" draw:layer="layout" svg:width="3.68cm" svg:height="1.205cm" svg:x="0.22cm" svg:y="0.286cm">
          <draw:text-box>
            <text:p><text:span text:style-name="T1">Fr</text:span><text:span text:style-name="T1">o</text:span><text:span text:style-name="T1">m</text:span><text:span text:style-name="T1">:</text:span><text:span text:style-name="T2"> </text:span><text:span text:style-name="T2">jo</text:span><text:span text:style-name="T2">hn</text:span><text:span text:style-name="T2">do</text:span><text:span text:style-name="T2">e</text:span><text:span text:style-name="T2">@</text:span><text:span text:style-name="T2">ho</text:span><text:span text:style-name="T2">m</text:span><text:span text:style-name="T2">e.</text:span><text:span text:style-name="T2">ex</text:span><text:span text:style-name="T2">a</text:span><text:span text:style-name="T2">m</text:span><text:span text:style-name="T2">pl</text:span><text:span text:style-name="T2">e</text:span></text:p>
          </draw:text-box>
        </draw:frame>
        <draw:frame draw:style-name="gr4" draw:text-style-name="P5" draw:layer="layout" svg:width="1.557cm" svg:height="2.202cm" draw:transform="rotate (-1.5707963267949) translate (5.328cm 0.2cm)">
          <draw:image xlink:href="Pictures/100032C500005224000074205881D62138C18FEF.svg" xlink:type="simple" xlink:show="embed" xlink:actuate="onLoad">
            <text:p/>
          </draw:image>
          <draw:image xlink:href="Pictures/1000020100000253000003497C492699D357EED5.png" xlink:type="simple" xlink:show="embed" xlink:actuate="onLoad"/>
        </draw:frame>
        <draw:frame draw:style-name="gr4" draw:text-style-name="P5" draw:layer="layout" svg:width="0.611cm" svg:height="0.353cm" draw:transform="skewX (0.00279252680319093) rotate (-0.00488692190558406) translate (4.48cm 0.549cm)">
          <draw:image xlink:href="Pictures/1000020100000508000002E85C83413A3A418EB8.png" xlink:type="simple" xlink:show="embed" xlink:actuate="onLoad">
            <text:p/>
          </draw:image>
        </draw:frame>
        <draw:frame draw:style-name="gr5" draw:text-style-name="P7" draw:layer="layout" svg:width="1.2cm" svg:height="0.573cm" svg:x="4.3cm" svg:y="1.2cm">
          <draw:text-box>
            <text:p text:style-name="P6"><text:span text:style-name="T3">0</text:span><text:span text:style-name="T4">.</text:span><text:span text:style-name="T3">00</text:span></text:p>
          </draw:text-box>
        </draw:frame>
        <draw:frame draw:style-name="gr6" draw:text-style-name="P8" xml:id="id2" draw:id="id2" draw:layer="layout" svg:width="3.3cm" svg:height="0.569cm" svg:x="6.313cm" svg:y="0.511cm">
          <draw:text-box>
            <text:p><text:span text:style-name="T2">somewhere.example</text:span></text:p>
          </draw:text-box>
        </draw:frame>
        <draw:frame draw:style-name="gr7" draw:text-style-name="P8" xml:id="id5" draw:id="id5" draw:layer="layout" svg:width="2.36cm" svg:height="0.569cm" svg:x="9.84cm" svg:y="0.5cm">
          <draw:text-box>
            <text:p><text:span text:style-name="T2">mail.services</text:span></text:p>
          </draw:text-box>
        </draw:frame>
        <draw:frame draw:style-name="gr8" draw:text-style-name="P10" draw:layer="layout" svg:width="1.06cm" svg:height="0.57cm" svg:x="6.44cm" svg:y="0cm">
          <draw:text-box>
            <text:p text:style-name="P9"><text:span text:style-name="T1">MX</text:span></text:p>
          </draw:text-box>
        </draw:frame>
        <draw:line draw:style-name="gr9" draw:text-style-name="P5" draw:layer="layout" svg:x1="9.3cm" svg:y1="0.8cm" svg:x2="9.9cm" svg:y2="0.8cm">
          <text:p/>
        </draw:line>
        <draw:frame draw:style-name="gr8" draw:text-style-name="P10" draw:layer="layout" svg:width="0.93cm" svg:height="0.57cm" svg:x="6.5cm" svg:y="1.03cm">
          <draw:text-box>
            <text:p text:style-name="P9"><text:span text:style-name="T1">A</text:span></text:p>
          </draw:text-box>
        </draw:frame>
        <draw:frame draw:style-name="gr8" draw:text-style-name="P8" xml:id="id6" draw:id="id6" draw:layer="layout" svg:width="2.149cm" svg:height="0.57cm" svg:x="6.4cm" svg:y="1.53cm">
          <draw:text-box>
            <text:p><text:span text:style-name="T2">mail.services</text:span></text:p>
          </draw:text-box>
        </draw:frame>
        <draw:frame draw:style-name="gr8" draw:text-style-name="P8" draw:layer="layout" svg:width="2.149cm" svg:height="0.57cm" svg:x="10cm" svg:y="1.5cm">
          <draw:text-box>
            <text:p><text:span text:style-name="T2">4.5.6.7</text:span></text:p>
          </draw:text-box>
        </draw:frame>
        <draw:custom-shape draw:style-name="gr10" draw:text-style-name="P5" xml:id="id1" draw:id="id1" draw:layer="layout" svg:width="2.8cm" svg:height="0.8cm" svg:x="2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draw:line-skew="-0.417cm 0.241cm" svg:x1="4.79cm" svg:y1="2.283cm" svg:x2="6.313cm" svg:y2="0.795cm" draw:start-shape="id1" draw:start-glue-point="9" draw:end-shape="id2" draw:end-glue-point="3" svg:d="M4790 2283c0 339 610 283 878-174s192-1314 645-1314" svg:viewBox="0 0 1524 1707">
          <text:p/>
        </draw:connector>
        <draw:line draw:style-name="gr9" draw:text-style-name="P5" draw:layer="layout" svg:x1="9.3cm" svg:y1="1.8cm" svg:x2="9.9cm" svg:y2="1.8cm">
          <text:p/>
        </draw:line>
        <draw:custom-shape draw:style-name="gr12" draw:text-style-name="P11" draw:layer="layout" svg:width="1.76cm" svg:height="1.6cm" svg:x="10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4" draw:id="id4" draw:layer="layout" svg:width="1.44cm" svg:height="0.373cm" svg:x="10.16cm" svg:y="2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draw:type="curve" svg:x1="2.806cm" svg:y1="3.106cm" svg:x2="10.88cm" svg:y2="2.633cm" draw:start-shape="id3" draw:start-glue-point="2" draw:end-shape="id4" svg:d="M2806 3106c0 825 8074 1061 8074-473" svg:viewBox="0 0 8075 1124">
          <text:p/>
        </draw:connector>
        <draw:connector draw:style-name="gr9" draw:text-style-name="P5" draw:layer="layout" draw:type="curve" draw:line-skew="-0.094cm 0.005cm 0.095cm" svg:x1="11.02cm" svg:y1="1.069cm" svg:x2="7.474cm" svg:y2="1.53cm" draw:start-shape="id5" draw:start-glue-point="2" draw:end-shape="id6" draw:end-glue-point="0" svg:d="M11020 1069c0 609-1820 406-1820 231s-1726-377-1726 230" svg:viewBox="0 0 3547 4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9-04-19T23:47:30.166148046</dc:date>
    <meta:editing-duration>PT5H25M6S</meta:editing-duration>
    <meta:editing-cycles>25</meta:editing-cycles>
    <meta:generator>LibreOffice/5.1.6.2$Linux_X86_64 LibreOffice_project/10m0$Build-2</meta:generator>
    <meta:document-statistic meta:object-count="20"/>
  </office:meta>
</office:document-meta>
</file>